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3228e" officeooo:paragraph-rsid="0003228e"/>
    </style:style>
    <style:style style:name="P2" style:family="paragraph" style:parent-style-name="Standard">
      <style:text-properties style:font-name="Liberation Mono" officeooo:rsid="0003699f" officeooo:paragraph-rsid="0003699f"/>
    </style:style>
    <style:style style:name="P3" style:family="paragraph" style:parent-style-name="Standard">
      <style:text-properties style:font-name="Liberation Mono" officeooo:rsid="000b54b5" officeooo:paragraph-rsid="000b54b5"/>
    </style:style>
    <style:style style:name="P4" style:family="paragraph" style:parent-style-name="Standard">
      <style:text-properties style:font-name="Liberation Mono" officeooo:rsid="000e319f" officeooo:paragraph-rsid="000e319f"/>
    </style:style>
    <style:style style:name="P5" style:family="paragraph" style:parent-style-name="Standard">
      <style:text-properties style:font-name="Liberation Mono" officeooo:rsid="000f80f8" officeooo:paragraph-rsid="000f80f8"/>
    </style:style>
    <style:style style:name="P6" style:family="paragraph" style:parent-style-name="Standard">
      <style:text-properties style:font-name="Liberation Mono" officeooo:rsid="0012a307" officeooo:paragraph-rsid="0012a307"/>
    </style:style>
    <style:style style:name="P7" style:family="paragraph" style:parent-style-name="Standard">
      <style:text-properties style:font-name="Liberation Mono" officeooo:rsid="0016bc70" officeooo:paragraph-rsid="0016bc70"/>
    </style:style>
    <style:style style:name="P8" style:family="paragraph" style:parent-style-name="Standard">
      <style:text-properties style:font-name="Liberation Mono" officeooo:rsid="00172d77" officeooo:paragraph-rsid="00172d77"/>
    </style:style>
    <style:style style:name="T1" style:family="text">
      <style:text-properties officeooo:rsid="000461a0"/>
    </style:style>
    <style:style style:name="T2" style:family="text">
      <style:text-properties officeooo:rsid="00059b6c"/>
    </style:style>
    <style:style style:name="T3" style:family="text">
      <style:text-properties officeooo:rsid="000653a7"/>
    </style:style>
    <style:style style:name="T4" style:family="text">
      <style:text-properties officeooo:rsid="000812e5"/>
    </style:style>
    <style:style style:name="T5" style:family="text">
      <style:text-properties officeooo:rsid="00117947"/>
    </style:style>
    <style:style style:name="T6" style:family="text">
      <style:text-properties officeooo:rsid="00148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 for the presentation with topic : The kabbalah</text:p>
      <text:p text:style-name="P1"/>
      <text:p text:style-name="P2">What is the kabbalah ? </text:p>
      <text:p text:style-name="P2"><text:tab/>- Kabbalah is an esoteric discipline <text:span text:style-name="T1">in the Jewish mysticism.</text:span></text:p>
      <text:p text:style-name="P2"><text:tab/>- <text:span text:style-name="T2">A mysticism is a belief where the Man can enter in communication with God.</text:span></text:p>
      <text:p text:style-name="P2"><text:tab/>- <text:span text:style-name="T3">Many definitions of this term</text:span></text:p>
      <text:p text:style-name="P2"><text:tab/>- <text:span text:style-name="T4">Kabbalah emerged after the earlier forms of Jewish mysticism in 12th-to 13th century Spanin and Southern France.</text:span></text:p>
      <text:p text:style-name="P2"><text:tab/>- <text:span text:style-name="T5">It is a movement and not a religion</text:span></text:p>
      <text:p text:style-name="P2"/>
      <text:p text:style-name="P3">Linked notions :</text:p>
      <text:p text:style-name="P3"><text:tab/>- The Zohar : It is the foundational work in the literature of Jewish mystical thought (idead) known as Kabbalah.</text:p>
      <text:p text:style-name="P3"/>
      <text:p text:style-name="P3"/>
      <text:p text:style-name="P4">Link with the perception and the received of informations.</text:p>
      <text:p text:style-name="P5">The Kobbalah is not that a Jewish movement.</text:p>
      <text:p text:style-name="P6">The Kobbalah gives us a perception of the afterlife. <text:span text:style-name="T6">The knowledge of the unknown, the foresight of the mystery.</text:span></text:p>
      <text:p text:style-name="P6"/>
      <text:p text:style-name="P7">How the Kabbalah can help us in our lifes and for the understanding of the world ?</text:p>
      <text:p text:style-name="P7"/>
      <text:p text:style-name="P8">The Kabbalah is a (spririt) way to understanding the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6:20:50.458357441</meta:creation-date>
    <meta:generator>LibreOffice/6.2.5.2$Linux_X86_64 LibreOffice_project/20$Build-2</meta:generator>
    <dc:date>2019-10-01T17:25:35.101352976</dc:date>
    <meta:editing-duration>PT54M25S</meta:editing-duration>
    <meta:editing-cycles>17</meta:editing-cycles>
    <meta:document-statistic meta:table-count="0" meta:image-count="0" meta:object-count="0" meta:page-count="1" meta:paragraph-count="14" meta:word-count="158" meta:character-count="883" meta:non-whitespace-character-count="732"/>
  </office:meta>
</office:document-meta>
</file>